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404a4" officeooo:paragraph-rsid="001404a4" style:font-weight-asian="bold" style:font-weight-complex="bold"/>
    </style:style>
    <style:style style:name="P2" style:family="paragraph" style:parent-style-name="Standard">
      <style:text-properties fo:font-weight="bold" officeooo:rsid="001ab8e1" officeooo:paragraph-rsid="001ab8e1" style:font-weight-asian="bold" style:font-weight-complex="bold"/>
    </style:style>
    <style:style style:name="P3" style:family="paragraph" style:parent-style-name="Standard">
      <style:text-properties fo:font-weight="bold" officeooo:rsid="005f4834" officeooo:paragraph-rsid="005f4834" style:font-weight-asian="bold" style:font-weight-complex="bold"/>
    </style:style>
    <style:style style:name="P4" style:family="paragraph" style:parent-style-name="Standard">
      <style:text-properties fo:font-weight="normal" officeooo:rsid="001404a4" officeooo:paragraph-rsid="001404a4" style:font-weight-asian="normal" style:font-weight-complex="normal"/>
    </style:style>
    <style:style style:name="P5" style:family="paragraph" style:parent-style-name="Standard">
      <style:text-properties fo:font-weight="normal" officeooo:rsid="001610b2" officeooo:paragraph-rsid="001610b2" style:font-weight-asian="normal" style:font-weight-complex="normal"/>
    </style:style>
    <style:style style:name="P6" style:family="paragraph" style:parent-style-name="Standard">
      <style:text-properties fo:font-weight="normal" officeooo:rsid="0018cd06" officeooo:paragraph-rsid="0018cd06" style:font-weight-asian="normal" style:font-weight-complex="normal"/>
    </style:style>
    <style:style style:name="P7" style:family="paragraph" style:parent-style-name="Standard">
      <style:text-properties fo:font-weight="normal" officeooo:rsid="001ab8e1" officeooo:paragraph-rsid="001ab8e1" style:font-weight-asian="normal" style:font-weight-complex="normal"/>
    </style:style>
    <style:style style:name="P8" style:family="paragraph" style:parent-style-name="Standard">
      <style:text-properties fo:language="es" fo:country="MX" fo:font-weight="bold" officeooo:rsid="001404a4" officeooo:paragraph-rsid="001404a4" style:font-weight-asian="bold" style:font-weight-complex="bold"/>
    </style:style>
    <style:style style:name="P9" style:family="paragraph" style:parent-style-name="Standard">
      <style:text-properties fo:language="es" fo:country="MX" fo:font-weight="bold" officeooo:rsid="001610b2" officeooo:paragraph-rsid="001610b2" style:font-weight-asian="bold" style:font-weight-complex="bold"/>
    </style:style>
    <style:style style:name="P10" style:family="paragraph" style:parent-style-name="Standard">
      <style:text-properties fo:language="es" fo:country="MX" fo:font-weight="bold" officeooo:rsid="0016de21" officeooo:paragraph-rsid="0016de21" style:font-weight-asian="bold" style:font-weight-complex="bold"/>
    </style:style>
    <style:style style:name="P11" style:family="paragraph" style:parent-style-name="Standard">
      <style:text-properties fo:language="es" fo:country="MX" fo:font-weight="bold" officeooo:rsid="001b78a1" officeooo:paragraph-rsid="001b78a1" style:font-weight-asian="bold" style:font-weight-complex="bold"/>
    </style:style>
    <style:style style:name="P12" style:family="paragraph" style:parent-style-name="Standard">
      <style:text-properties fo:language="es" fo:country="MX" style:text-underline-style="solid" style:text-underline-width="auto" style:text-underline-color="font-color" fo:font-weight="bold" officeooo:rsid="001404a4" officeooo:paragraph-rsid="001404a4" style:font-weight-asian="bold" style:font-weight-complex="bold"/>
    </style:style>
    <style:style style:name="P13" style:family="paragraph" style:parent-style-name="Standard">
      <style:text-properties fo:language="es" fo:country="MX" fo:font-weight="normal" officeooo:rsid="0016de21" officeooo:paragraph-rsid="0016de21" style:font-weight-asian="normal" style:font-weight-complex="normal"/>
    </style:style>
    <style:style style:name="P14" style:family="paragraph" style:parent-style-name="Standard">
      <style:text-properties fo:language="es" fo:country="MX" fo:font-weight="normal" officeooo:rsid="0016de21" officeooo:paragraph-rsid="0018cd06" style:font-weight-asian="normal" style:font-weight-complex="normal"/>
    </style:style>
    <style:style style:name="P15" style:family="paragraph" style:parent-style-name="Standard">
      <style:text-properties fo:language="es" fo:country="MX" fo:font-weight="normal" officeooo:rsid="001404a4" officeooo:paragraph-rsid="001404a4" style:font-weight-asian="normal" style:font-weight-complex="normal"/>
    </style:style>
    <style:style style:name="P16" style:family="paragraph" style:parent-style-name="Standard">
      <style:text-properties fo:language="es" fo:country="MX" fo:font-weight="normal" officeooo:rsid="001610b2" officeooo:paragraph-rsid="001610b2" style:font-weight-asian="normal" style:font-weight-complex="normal"/>
    </style:style>
    <style:style style:name="P17" style:family="paragraph" style:parent-style-name="Standard">
      <style:text-properties fo:language="es" fo:country="MX" fo:font-weight="normal" officeooo:rsid="001b78a1" officeooo:paragraph-rsid="0016de21" style:font-weight-asian="normal" style:font-weight-complex="normal"/>
    </style:style>
    <style:style style:name="P18" style:family="paragraph" style:parent-style-name="Standard">
      <style:text-properties fo:language="es" fo:country="MX" fo:font-style="italic" fo:font-weight="normal" officeooo:rsid="001c3798" officeooo:paragraph-rsid="001c3798" style:font-style-asian="italic" style:font-weight-asian="normal" style:font-style-complex="italic" style:font-weight-complex="normal"/>
    </style:style>
    <style:style style:name="P19" style:family="paragraph" style:parent-style-name="Standard">
      <style:text-properties fo:language="es" fo:country="MX" fo:font-style="italic" style:text-underline-style="solid" style:text-underline-width="auto" style:text-underline-color="font-color" fo:font-weight="bold" officeooo:rsid="001dd6f9" officeooo:paragraph-rsid="00240b24" style:font-style-asian="italic" style:font-weight-asian="bold" style:font-style-complex="italic" style:font-weight-complex="bold"/>
    </style:style>
    <style:style style:name="P20" style:family="paragraph" style:parent-style-name="Standard">
      <style:text-properties fo:language="es" fo:country="MX" fo:font-style="normal" fo:font-weight="bold" officeooo:rsid="001ced6b" officeooo:paragraph-rsid="001ced6b" style:font-style-asian="normal" style:font-weight-asian="bold" style:font-style-complex="normal" style:font-weight-complex="bold"/>
    </style:style>
    <style:style style:name="P21" style:family="paragraph" style:parent-style-name="Standard">
      <style:text-properties fo:language="es" fo:country="MX" fo:font-style="normal" fo:font-weight="normal" officeooo:rsid="001ced6b" officeooo:paragraph-rsid="001ced6b" style:font-style-asian="normal" style:font-weight-asian="normal" style:font-style-complex="normal" style:font-weight-complex="normal"/>
    </style:style>
    <style:style style:name="P22" style:family="paragraph" style:parent-style-name="Standard">
      <style:text-properties fo:language="es" fo:country="MX" fo:font-style="normal" fo:font-weight="normal" officeooo:rsid="001dd6f9" officeooo:paragraph-rsid="001dd6f9" style:font-style-asian="normal" style:font-weight-asian="normal" style:font-style-complex="normal" style:font-weight-complex="normal"/>
    </style:style>
    <style:style style:name="P23" style:family="paragraph" style:parent-style-name="Standard">
      <style:text-properties fo:language="es" fo:country="MX" fo:font-style="normal" style:text-underline-style="solid" style:text-underline-width="auto" style:text-underline-color="font-color" fo:font-weight="normal" officeooo:rsid="001610b2" officeooo:paragraph-rsid="00240b24" style:font-style-asian="normal" style:font-weight-asian="normal" style:font-style-complex="normal" style:font-weight-complex="normal"/>
    </style:style>
    <style:style style:name="P24" style:family="paragraph" style:parent-style-name="Standard">
      <style:text-properties fo:language="es" fo:country="MX" fo:font-style="normal" style:text-underline-style="none" fo:font-weight="normal" officeooo:rsid="00240b24" officeooo:paragraph-rsid="00240b24" style:font-style-asian="normal" style:font-weight-asian="normal" style:font-style-complex="normal" style:font-weight-complex="normal"/>
    </style:style>
    <style:style style:name="P25" style:family="paragraph" style:parent-style-name="Standard">
      <style:text-properties fo:language="es" fo:country="MX" fo:font-style="normal" style:text-underline-style="none" fo:font-weight="normal" officeooo:rsid="0029a8a2" officeooo:paragraph-rsid="0029a8a2" style:font-style-asian="normal" style:font-weight-asian="normal" style:font-style-complex="normal" style:font-weight-complex="normal"/>
    </style:style>
    <style:style style:name="P26" style:family="paragraph" style:parent-style-name="Standard">
      <style:text-properties fo:language="en" fo:country="US" fo:font-weight="normal" officeooo:rsid="001c3798" officeooo:paragraph-rsid="001c3798" style:font-weight-asian="normal" style:font-weight-complex="normal"/>
    </style:style>
    <style:style style:name="P27" style:family="paragraph" style:parent-style-name="Standard">
      <style:text-properties fo:language="en" fo:country="US" fo:font-weight="normal" officeooo:rsid="0034ac9a" officeooo:paragraph-rsid="0034ac9a" style:font-weight-asian="normal" style:font-weight-complex="normal"/>
    </style:style>
    <style:style style:name="P28" style:family="paragraph" style:parent-style-name="Standard">
      <style:text-properties fo:language="en" fo:country="US" fo:font-style="normal" style:text-underline-style="none" fo:font-weight="normal" officeooo:rsid="0026c299" officeooo:paragraph-rsid="0026c299" style:font-style-asian="normal" style:font-weight-asian="normal" style:font-style-complex="normal" style:font-weight-complex="normal"/>
    </style:style>
    <style:style style:name="P29" style:family="paragraph" style:parent-style-name="Standard">
      <style:text-properties fo:language="en" fo:country="US" fo:font-style="normal" style:text-underline-style="none" fo:font-weight="normal" officeooo:rsid="0029a8a2" officeooo:paragraph-rsid="0029a8a2" style:font-style-asian="normal" style:font-weight-asian="normal" style:font-style-complex="normal" style:font-weight-complex="normal"/>
    </style:style>
    <style:style style:name="P30" style:family="paragraph" style:parent-style-name="Standard">
      <style:text-properties fo:language="en" fo:country="US" fo:font-style="normal" style:text-underline-style="none" fo:font-weight="normal" officeooo:rsid="002a872c" officeooo:paragraph-rsid="002a872c" style:font-style-asian="normal" style:font-weight-asian="normal" style:font-style-complex="normal" style:font-weight-complex="normal"/>
    </style:style>
    <style:style style:name="P31" style:family="paragraph" style:parent-style-name="Standard">
      <style:text-properties fo:language="en" fo:country="US" fo:font-style="normal" style:text-underline-style="none" fo:font-weight="normal" officeooo:rsid="002a872c" officeooo:paragraph-rsid="002da5ad" style:font-style-asian="normal" style:font-weight-asian="normal" style:font-style-complex="normal" style:font-weight-complex="normal"/>
    </style:style>
    <style:style style:name="P32" style:family="paragraph" style:parent-style-name="Standard">
      <style:text-properties fo:language="en" fo:country="US" fo:font-style="normal" style:text-underline-style="none" fo:font-weight="normal" officeooo:rsid="0034ac9a" officeooo:paragraph-rsid="0034ac9a" style:font-style-asian="normal" style:font-weight-asian="normal" style:font-style-complex="normal" style:font-weight-complex="normal"/>
    </style:style>
    <style:style style:name="P33" style:family="paragraph" style:parent-style-name="Standard">
      <style:text-properties fo:language="en" fo:country="US" fo:font-style="normal" style:text-underline-style="none" fo:font-weight="normal" officeooo:rsid="0037ea02" officeooo:paragraph-rsid="0037ea02" style:font-style-asian="normal" style:font-weight-asian="normal" style:font-style-complex="normal" style:font-weight-complex="normal"/>
    </style:style>
    <style:style style:name="P34" style:family="paragraph" style:parent-style-name="Standard">
      <style:text-properties fo:language="en" fo:country="US" fo:font-style="normal" style:text-underline-style="none" fo:font-weight="normal" officeooo:rsid="003958d9" officeooo:paragraph-rsid="003958d9" style:font-style-asian="normal" style:font-weight-asian="normal" style:font-style-complex="normal" style:font-weight-complex="normal"/>
    </style:style>
    <style:style style:name="P35" style:family="paragraph" style:parent-style-name="Standard">
      <style:text-properties fo:language="en" fo:country="US" fo:font-style="normal" style:text-underline-style="none" fo:font-weight="normal" officeooo:rsid="0039f0f8" officeooo:paragraph-rsid="0039f0f8" style:font-style-asian="normal" style:font-weight-asian="normal" style:font-style-complex="normal" style:font-weight-complex="normal"/>
    </style:style>
    <style:style style:name="P36" style:family="paragraph" style:parent-style-name="Standard">
      <style:text-properties fo:language="en" fo:country="US" fo:font-style="normal" style:text-underline-style="none" fo:font-weight="normal" officeooo:rsid="003c850b" officeooo:paragraph-rsid="0037ea02" style:font-style-asian="normal" style:font-weight-asian="normal" style:font-style-complex="normal" style:font-weight-complex="normal"/>
    </style:style>
    <style:style style:name="P37" style:family="paragraph" style:parent-style-name="Standard">
      <style:text-properties fo:language="en" fo:country="US" fo:font-style="normal" style:text-underline-style="none" fo:font-weight="normal" officeooo:rsid="003c850b" officeooo:paragraph-rsid="003c850b" style:font-style-asian="normal" style:font-weight-asian="normal" style:font-style-complex="normal" style:font-weight-complex="normal"/>
    </style:style>
    <style:style style:name="P38" style:family="paragraph" style:parent-style-name="Standard">
      <style:text-properties fo:language="en" fo:country="US" fo:font-style="normal" style:text-underline-style="none" fo:font-weight="normal" officeooo:rsid="003e1dfd" officeooo:paragraph-rsid="003e1dfd" style:font-style-asian="normal" style:font-weight-asian="normal" style:font-style-complex="normal" style:font-weight-complex="normal"/>
    </style:style>
    <style:style style:name="P39" style:family="paragraph" style:parent-style-name="Standard">
      <style:text-properties fo:language="en" fo:country="US" fo:font-style="normal" style:text-underline-style="none" fo:font-weight="bold" officeooo:rsid="002da5ad" officeooo:paragraph-rsid="002da5ad" style:font-style-asian="normal" style:font-weight-asian="bold" style:font-style-complex="normal" style:font-weight-complex="bold"/>
    </style:style>
    <style:style style:name="P40" style:family="paragraph" style:parent-style-name="Standard">
      <style:text-properties fo:language="en" fo:country="US" fo:font-style="normal" style:text-underline-style="none" fo:font-weight="bold" officeooo:rsid="0034ac9a" officeooo:paragraph-rsid="0034ac9a" style:font-style-asian="normal" style:font-weight-asian="bold" style:font-style-complex="normal" style:font-weight-complex="bold"/>
    </style:style>
    <style:style style:name="P41" style:family="paragraph" style:parent-style-name="Standard">
      <style:text-properties fo:language="en" fo:country="US" fo:font-style="normal" style:text-underline-style="none" fo:font-weight="bold" officeooo:rsid="003e1dfd" officeooo:paragraph-rsid="003e1dfd" style:font-style-asian="normal" style:font-weight-asian="bold" style:font-style-complex="normal" style:font-weight-complex="bold"/>
    </style:style>
    <style:style style:name="P42" style:family="paragraph" style:parent-style-name="Standard">
      <style:text-properties fo:language="en" fo:country="US" fo:font-style="normal" style:text-underline-style="none" fo:font-weight="bold" officeooo:rsid="00417dab" officeooo:paragraph-rsid="00417dab" style:font-style-asian="normal" style:font-weight-asian="bold" style:font-style-complex="normal" style:font-weight-complex="bold"/>
    </style:style>
    <style:style style:name="P43" style:family="paragraph" style:parent-style-name="Standard">
      <style:text-properties fo:language="en" fo:country="US" fo:font-style="normal" style:text-underline-style="none" fo:font-weight="bold" officeooo:rsid="00488d5a" officeooo:paragraph-rsid="00488d5a" style:font-style-asian="normal" style:font-weight-asian="bold" style:font-style-complex="normal" style:font-weight-complex="bold"/>
    </style:style>
    <style:style style:name="P44" style:family="paragraph" style:parent-style-name="Standard">
      <style:text-properties fo:language="en" fo:country="US" fo:font-style="normal" style:text-underline-style="none" fo:font-weight="bold" officeooo:rsid="004b97a1" officeooo:paragraph-rsid="004b97a1" style:font-style-asian="normal" style:font-weight-asian="bold" style:font-style-complex="normal" style:font-weight-complex="bold"/>
    </style:style>
    <style:style style:name="P45" style:family="paragraph" style:parent-style-name="Standard">
      <style:text-properties fo:language="en" fo:country="US" fo:font-style="normal" style:text-underline-style="none" fo:font-weight="bold" officeooo:rsid="004d4b80" officeooo:paragraph-rsid="004d4b80" style:font-style-asian="normal" style:font-weight-asian="bold" style:font-style-complex="normal" style:font-weight-complex="bold"/>
    </style:style>
    <style:style style:name="P46" style:family="paragraph" style:parent-style-name="Standard">
      <style:text-properties fo:language="en" fo:country="US" fo:font-weight="bold" officeooo:rsid="0060c0d7" officeooo:paragraph-rsid="0060c0d7" style:font-weight-asian="bold" style:font-weight-complex="bold"/>
    </style:style>
    <style:style style:name="P47" style:family="paragraph" style:parent-style-name="Standard">
      <style:text-properties style:text-underline-style="solid" style:text-underline-width="auto" style:text-underline-color="font-color" fo:font-weight="normal" officeooo:rsid="001610b2" officeooo:paragraph-rsid="001610b2" style:font-weight-asian="normal" style:font-weight-complex="normal"/>
    </style:style>
    <style:style style:name="P48" style:family="paragraph" style:parent-style-name="Standard">
      <style:text-properties fo:language="en" fo:country="GB" fo:font-style="normal" fo:font-weight="normal" officeooo:rsid="0031480d" officeooo:paragraph-rsid="0031480d" style:font-style-asian="normal" style:font-weight-asian="normal" style:font-style-complex="normal" style:font-weight-complex="normal"/>
    </style:style>
    <style:style style:name="P49" style:family="paragraph" style:parent-style-name="Standard">
      <style:text-properties fo:language="en" fo:country="GB" fo:font-style="normal" fo:font-weight="bold" officeooo:rsid="0031480d" officeooo:paragraph-rsid="0031480d" style:font-style-asian="normal" style:font-weight-asian="bold" style:font-style-complex="normal" style:font-weight-complex="bold"/>
    </style:style>
    <style:style style:name="P50" style:family="paragraph" style:parent-style-name="Standard">
      <style:text-properties fo:language="en" fo:country="GB" fo:font-style="normal" style:text-underline-style="none" fo:font-weight="normal" officeooo:rsid="0050dae7" officeooo:paragraph-rsid="0050dae7" style:font-style-asian="normal" style:font-weight-asian="normal" style:font-style-complex="normal" style:font-weight-complex="normal"/>
    </style:style>
    <style:style style:name="P51" style:family="paragraph" style:parent-style-name="Standard">
      <style:text-properties fo:language="en" fo:country="GB" fo:font-style="normal" style:text-underline-style="none" fo:font-weight="normal" officeooo:rsid="0054439a" officeooo:paragraph-rsid="0054439a" style:font-style-asian="normal" style:font-weight-asian="normal" style:font-style-complex="normal" style:font-weight-complex="normal"/>
    </style:style>
    <style:style style:name="P52" style:family="paragraph" style:parent-style-name="Standard">
      <style:text-properties fo:language="en" fo:country="GB" fo:font-style="normal" style:text-underline-style="none" fo:font-weight="normal" officeooo:rsid="00575915" officeooo:paragraph-rsid="00575915" style:font-style-asian="normal" style:font-weight-asian="normal" style:font-style-complex="normal" style:font-weight-complex="normal"/>
    </style:style>
    <style:style style:name="P53" style:family="paragraph" style:parent-style-name="Standard">
      <style:text-properties fo:language="en" fo:country="GB" fo:font-style="normal" style:text-underline-style="none" fo:font-weight="bold" officeooo:rsid="0050dae7" officeooo:paragraph-rsid="0050dae7" style:font-style-asian="normal" style:font-weight-asian="bold" style:font-style-complex="normal" style:font-weight-complex="bold"/>
    </style:style>
    <style:style style:name="P54" style:family="paragraph" style:parent-style-name="Standard">
      <style:text-properties officeooo:paragraph-rsid="005953ac"/>
    </style:style>
    <style:style style:name="P55" style:family="paragraph" style:parent-style-name="Standard">
      <style:text-properties officeooo:rsid="005a26cb" officeooo:paragraph-rsid="005a26cb"/>
    </style:style>
    <style:style style:name="P56" style:family="paragraph" style:parent-style-name="Standard">
      <style:text-properties officeooo:rsid="005c4d76" officeooo:paragraph-rsid="005d90e3"/>
    </style:style>
    <style:style style:name="P57" style:family="paragraph" style:parent-style-name="Standard">
      <style:text-properties fo:language="es" fo:country="MX" fo:font-style="normal" style:text-underline-style="solid" style:text-underline-width="auto" style:text-underline-color="font-color" fo:font-weight="bold" officeooo:rsid="001610b2" officeooo:paragraph-rsid="00240b24" style:font-style-asian="normal" style:font-weight-asian="bold" style:font-style-complex="normal" style:font-weight-complex="bold"/>
    </style:style>
    <style:style style:name="P58" style:family="paragraph" style:parent-style-name="Standard">
      <style:text-properties fo:language="es" fo:country="MX" fo:font-style="normal" style:text-underline-style="solid" style:text-underline-width="auto" style:text-underline-color="font-color" fo:font-weight="bold" officeooo:rsid="004d4b80" officeooo:paragraph-rsid="004d4b80" style:font-style-asian="normal" style:font-weight-asian="bold" style:font-style-complex="normal" style:font-weight-complex="bold"/>
    </style:style>
    <style:style style:name="P59" style:family="paragraph" style:parent-style-name="Standard">
      <style:text-properties fo:language="es" fo:country="MX" fo:font-style="normal" style:text-underline-style="solid" style:text-underline-width="auto" style:text-underline-color="font-color" fo:font-weight="bold" officeooo:rsid="00575915" officeooo:paragraph-rsid="00575915" style:font-style-asian="normal" style:font-weight-asian="bold" style:font-style-complex="normal" style:font-weight-complex="bold"/>
    </style:style>
    <style:style style:name="P60" style:family="paragraph" style:parent-style-name="Standard">
      <style:text-properties fo:language="es" fo:country="MX" fo:font-style="normal" style:text-underline-style="solid" style:text-underline-width="auto" style:text-underline-color="font-color" fo:font-weight="bold" officeooo:rsid="006a60ae" officeooo:paragraph-rsid="006a60ae" style:font-style-asian="normal" style:font-weight-asian="bold" style:font-style-complex="normal" style:font-weight-complex="bold"/>
    </style:style>
    <style:style style:name="P61" style:family="paragraph" style:parent-style-name="Standard">
      <style:text-properties fo:language="es" fo:country="MX" fo:font-style="normal" style:text-underline-style="solid" style:text-underline-width="auto" style:text-underline-color="font-color" fo:font-weight="normal" officeooo:rsid="00611dac" officeooo:paragraph-rsid="00611dac" style:font-style-asian="normal" style:font-weight-asian="normal" style:font-style-complex="normal" style:font-weight-complex="normal"/>
    </style:style>
    <style:style style:name="P62" style:family="paragraph" style:parent-style-name="Standard">
      <style:text-properties fo:language="es" fo:country="MX" fo:font-style="normal" style:text-underline-style="none" fo:font-weight="normal" officeooo:rsid="0026c299" officeooo:paragraph-rsid="0026c299" style:font-style-asian="normal" style:font-weight-asian="normal" style:font-style-complex="normal" style:font-weight-complex="normal"/>
    </style:style>
    <style:style style:name="P63" style:family="paragraph" style:parent-style-name="Standard">
      <style:text-properties fo:language="es" fo:country="MX" fo:font-style="normal" style:text-underline-style="none" fo:font-weight="normal" officeooo:rsid="0029a8a2" officeooo:paragraph-rsid="0029a8a2" style:font-style-asian="normal" style:font-weight-asian="normal" style:font-style-complex="normal" style:font-weight-complex="normal"/>
    </style:style>
    <style:style style:name="P64" style:family="paragraph" style:parent-style-name="Standard">
      <style:text-properties fo:language="es" fo:country="MX" fo:font-style="normal" style:text-underline-style="none" fo:font-weight="normal" officeooo:rsid="002da5ad" officeooo:paragraph-rsid="002da5ad" style:font-style-asian="normal" style:font-weight-asian="normal" style:font-style-complex="normal" style:font-weight-complex="normal"/>
    </style:style>
    <style:style style:name="P65" style:family="paragraph" style:parent-style-name="Standard">
      <style:text-properties fo:language="es" fo:country="MX" fo:font-style="normal" style:text-underline-style="none" fo:font-weight="normal" officeooo:rsid="0037ea02" officeooo:paragraph-rsid="0037ea02" style:font-style-asian="normal" style:font-weight-asian="normal" style:font-style-complex="normal" style:font-weight-complex="normal"/>
    </style:style>
    <style:style style:name="P66" style:family="paragraph" style:parent-style-name="Standard">
      <style:text-properties fo:language="es" fo:country="MX" fo:font-style="normal" style:text-underline-style="none" fo:font-weight="normal" officeooo:rsid="00395e79" officeooo:paragraph-rsid="003958d9" style:font-style-asian="normal" style:font-weight-asian="normal" style:font-style-complex="normal" style:font-weight-complex="normal"/>
    </style:style>
    <style:style style:name="P67" style:family="paragraph" style:parent-style-name="Standard">
      <style:text-properties fo:language="es" fo:country="MX" fo:font-style="normal" style:text-underline-style="none" fo:font-weight="normal" officeooo:rsid="003c850b" officeooo:paragraph-rsid="003c850b" style:font-style-asian="normal" style:font-weight-asian="normal" style:font-style-complex="normal" style:font-weight-complex="normal"/>
    </style:style>
    <style:style style:name="P68" style:family="paragraph" style:parent-style-name="Standard">
      <style:text-properties fo:language="es" fo:country="MX" fo:font-style="normal" style:text-underline-style="none" fo:font-weight="normal" officeooo:rsid="003e1dfd" officeooo:paragraph-rsid="003e1dfd" style:font-style-asian="normal" style:font-weight-asian="normal" style:font-style-complex="normal" style:font-weight-complex="normal"/>
    </style:style>
    <style:style style:name="P69" style:family="paragraph" style:parent-style-name="Standard">
      <style:text-properties fo:language="es" fo:country="MX" fo:font-style="normal" style:text-underline-style="none" fo:font-weight="normal" officeooo:rsid="00400dbc" officeooo:paragraph-rsid="00400dbc" style:font-style-asian="normal" style:font-weight-asian="normal" style:font-style-complex="normal" style:font-weight-complex="normal"/>
    </style:style>
    <style:style style:name="P70" style:family="paragraph" style:parent-style-name="Standard">
      <style:text-properties fo:language="es" fo:country="MX" fo:font-style="normal" style:text-underline-style="none" fo:font-weight="normal" officeooo:rsid="00417dab" officeooo:paragraph-rsid="00417dab" style:font-style-asian="normal" style:font-weight-asian="normal" style:font-style-complex="normal" style:font-weight-complex="normal"/>
    </style:style>
    <style:style style:name="P71" style:family="paragraph" style:parent-style-name="Standard">
      <style:text-properties fo:language="es" fo:country="MX" fo:font-style="normal" style:text-underline-style="none" fo:font-weight="normal" officeooo:rsid="004a5d5d" officeooo:paragraph-rsid="004b97a1" style:font-style-asian="normal" style:font-weight-asian="normal" style:font-style-complex="normal" style:font-weight-complex="normal"/>
    </style:style>
    <style:style style:name="P72" style:family="paragraph" style:parent-style-name="Standard">
      <style:text-properties fo:language="es" fo:country="MX" fo:font-style="normal" style:text-underline-style="none" fo:font-weight="normal" officeooo:rsid="004a5d5d" officeooo:paragraph-rsid="00488d5a" style:font-style-asian="normal" style:font-weight-asian="normal" style:font-style-complex="normal" style:font-weight-complex="normal"/>
    </style:style>
    <style:style style:name="P73" style:family="paragraph" style:parent-style-name="Standard">
      <style:text-properties fo:language="es" fo:country="MX" fo:font-style="normal" style:text-underline-style="none" fo:font-weight="normal" officeooo:rsid="004b97a1" officeooo:paragraph-rsid="004b97a1" style:font-style-asian="normal" style:font-weight-asian="normal" style:font-style-complex="normal" style:font-weight-complex="normal"/>
    </style:style>
    <style:style style:name="P74" style:family="paragraph" style:parent-style-name="Standard">
      <style:text-properties fo:language="es" fo:country="MX" fo:font-style="normal" style:text-underline-style="none" fo:font-weight="normal" officeooo:rsid="004d4b80" officeooo:paragraph-rsid="004d4b80" style:font-style-asian="normal" style:font-weight-asian="normal" style:font-style-complex="normal" style:font-weight-complex="normal"/>
    </style:style>
    <style:style style:name="P75" style:family="paragraph" style:parent-style-name="Standard">
      <style:text-properties fo:language="es" fo:country="MX" fo:font-style="normal" style:text-underline-style="none" fo:font-weight="normal" officeooo:rsid="0052d085" officeooo:paragraph-rsid="0052d085" style:font-style-asian="normal" style:font-weight-asian="normal" style:font-style-complex="normal" style:font-weight-complex="normal"/>
    </style:style>
    <style:style style:name="P76" style:family="paragraph" style:parent-style-name="Standard">
      <style:text-properties fo:language="es" fo:country="MX" fo:font-style="normal" style:text-underline-style="none" fo:font-weight="normal" officeooo:rsid="0054439a" officeooo:paragraph-rsid="0054439a" style:font-style-asian="normal" style:font-weight-asian="normal" style:font-style-complex="normal" style:font-weight-complex="normal"/>
    </style:style>
    <style:style style:name="P77" style:family="paragraph" style:parent-style-name="Standard">
      <style:text-properties fo:language="es" fo:country="MX" fo:font-style="normal" style:text-underline-style="none" fo:font-weight="normal" officeooo:rsid="00575915" officeooo:paragraph-rsid="00575915" style:font-style-asian="normal" style:font-weight-asian="normal" style:font-style-complex="normal" style:font-weight-complex="normal"/>
    </style:style>
    <style:style style:name="P78" style:family="paragraph" style:parent-style-name="Standard">
      <style:text-properties fo:language="es" fo:country="MX" fo:font-style="normal" style:text-underline-style="none" fo:font-weight="normal" officeooo:rsid="005f4834" officeooo:paragraph-rsid="005f4834" style:font-style-asian="normal" style:font-weight-asian="normal" style:font-style-complex="normal" style:font-weight-complex="normal"/>
    </style:style>
    <style:style style:name="P79" style:family="paragraph" style:parent-style-name="Standard">
      <style:text-properties fo:language="es" fo:country="MX" fo:font-style="normal" style:text-underline-style="none" fo:font-weight="normal" officeooo:rsid="005953ac" officeooo:paragraph-rsid="005953ac" style:font-style-asian="normal" style:font-weight-asian="normal" style:font-style-complex="normal" style:font-weight-complex="normal"/>
    </style:style>
    <style:style style:name="P80" style:family="paragraph" style:parent-style-name="Standard">
      <style:text-properties fo:language="es" fo:country="MX" fo:font-style="normal" style:text-underline-style="none" fo:font-weight="normal" officeooo:rsid="005a26cb" officeooo:paragraph-rsid="005a26cb" style:font-style-asian="normal" style:font-weight-asian="normal" style:font-style-complex="normal" style:font-weight-complex="normal"/>
    </style:style>
    <style:style style:name="P81" style:family="paragraph" style:parent-style-name="Standard">
      <style:text-properties fo:language="es" fo:country="MX" fo:font-style="normal" style:text-underline-style="none" fo:font-weight="normal" officeooo:rsid="005c4d76" officeooo:paragraph-rsid="005d90e3" style:font-style-asian="normal" style:font-weight-asian="normal" style:font-style-complex="normal" style:font-weight-complex="normal"/>
    </style:style>
    <style:style style:name="P82" style:family="paragraph" style:parent-style-name="Standard">
      <style:text-properties fo:language="es" fo:country="MX" fo:font-style="normal" style:text-underline-style="none" fo:font-weight="normal" officeooo:rsid="0060c0d7" officeooo:paragraph-rsid="0060c0d7" style:font-style-asian="normal" style:font-weight-asian="normal" style:font-style-complex="normal" style:font-weight-complex="normal"/>
    </style:style>
    <style:style style:name="P83" style:family="paragraph" style:parent-style-name="Standard">
      <style:text-properties fo:language="es" fo:country="MX" fo:font-style="normal" style:text-underline-style="none" fo:font-weight="normal" officeooo:rsid="00611dac" officeooo:paragraph-rsid="00611dac" style:font-style-asian="normal" style:font-weight-asian="normal" style:font-style-complex="normal" style:font-weight-complex="normal"/>
    </style:style>
    <style:style style:name="P84" style:family="paragraph" style:parent-style-name="Standard">
      <style:text-properties fo:language="es" fo:country="MX" fo:font-style="normal" style:text-underline-style="none" fo:font-weight="normal" officeooo:rsid="00630d2d" officeooo:paragraph-rsid="00630d2d" style:font-style-asian="normal" style:font-weight-asian="normal" style:font-style-complex="normal" style:font-weight-complex="normal"/>
    </style:style>
    <style:style style:name="P85" style:family="paragraph" style:parent-style-name="Standard">
      <style:text-properties fo:language="es" fo:country="MX" fo:font-style="normal" style:text-underline-style="none" fo:font-weight="normal" officeooo:rsid="00630d2d" officeooo:paragraph-rsid="0066af54" style:font-style-asian="normal" style:font-weight-asian="normal" style:font-style-complex="normal" style:font-weight-complex="normal"/>
    </style:style>
    <style:style style:name="P86" style:family="paragraph" style:parent-style-name="Standard">
      <style:text-properties fo:language="es" fo:country="MX" fo:font-style="normal" style:text-underline-style="none" fo:font-weight="normal" officeooo:rsid="0066af54" officeooo:paragraph-rsid="0066af54" style:font-style-asian="normal" style:font-weight-asian="normal" style:font-style-complex="normal" style:font-weight-complex="normal"/>
    </style:style>
    <style:style style:name="P87" style:family="paragraph" style:parent-style-name="Standard">
      <style:text-properties fo:language="es" fo:country="MX" fo:font-style="normal" style:text-underline-style="none" fo:font-weight="normal" officeooo:rsid="00699748" officeooo:paragraph-rsid="00699748" style:font-style-asian="normal" style:font-weight-asian="normal" style:font-style-complex="normal" style:font-weight-complex="normal"/>
    </style:style>
    <style:style style:name="P88" style:family="paragraph" style:parent-style-name="Standard">
      <style:text-properties fo:language="es" fo:country="MX" fo:font-style="normal" style:text-underline-style="none" fo:font-weight="bold" officeooo:rsid="0026c299" officeooo:paragraph-rsid="0026c299" style:font-style-asian="normal" style:font-weight-asian="bold" style:font-style-complex="normal" style:font-weight-complex="bold"/>
    </style:style>
    <style:style style:name="P89" style:family="paragraph" style:parent-style-name="Standard">
      <style:text-properties fo:language="es" fo:country="MX" fo:font-style="normal" style:text-underline-style="none" fo:font-weight="bold" officeooo:rsid="0029a8a2" officeooo:paragraph-rsid="0029a8a2" style:font-style-asian="normal" style:font-weight-asian="bold" style:font-style-complex="normal" style:font-weight-complex="bold"/>
    </style:style>
    <style:style style:name="P90" style:family="paragraph" style:parent-style-name="Standard">
      <style:text-properties fo:language="es" fo:country="MX" fo:font-style="normal" style:text-underline-style="none" fo:font-weight="bold" officeooo:rsid="00417dab" officeooo:paragraph-rsid="00417dab" style:font-style-asian="normal" style:font-weight-asian="bold" style:font-style-complex="normal" style:font-weight-complex="bold"/>
    </style:style>
    <style:style style:name="P91" style:family="paragraph" style:parent-style-name="Standard">
      <style:text-properties fo:language="es" fo:country="MX" fo:font-style="normal" style:text-underline-style="none" fo:font-weight="bold" officeooo:rsid="0054439a" officeooo:paragraph-rsid="0054439a" style:font-style-asian="normal" style:font-weight-asian="bold" style:font-style-complex="normal" style:font-weight-complex="bold"/>
    </style:style>
    <style:style style:name="P92" style:family="paragraph" style:parent-style-name="Standard">
      <style:text-properties fo:language="es" fo:country="MX" fo:font-style="normal" style:text-underline-style="none" fo:font-weight="bold" officeooo:rsid="006a60ae" officeooo:paragraph-rsid="006a60ae" style:font-style-asian="normal" style:font-weight-asian="bold" style:font-style-complex="normal" style:font-weight-complex="bold"/>
    </style:style>
    <style:style style:name="P93" style:family="paragraph" style:parent-style-name="Standard">
      <style:text-properties fo:language="es" fo:country="MX" fo:font-style="italic" style:text-underline-style="none" fo:font-weight="normal" officeooo:rsid="0044a2dc" officeooo:paragraph-rsid="00417dab" style:font-style-asian="italic" style:font-weight-asian="normal" style:font-style-complex="italic" style:font-weight-complex="normal"/>
    </style:style>
    <style:style style:name="P94" style:family="paragraph" style:parent-style-name="Standard">
      <style:text-properties fo:language="en" fo:country="US" fo:font-style="normal" style:text-underline-style="none" fo:font-weight="normal" officeooo:rsid="0066af54" officeooo:paragraph-rsid="0066af54" style:font-style-asian="normal" style:font-weight-asian="normal" style:font-style-complex="normal" style:font-weight-complex="normal"/>
    </style:style>
    <style:style style:name="T1" style:family="text">
      <style:text-properties fo:language="es" fo:country="MX"/>
    </style:style>
    <style:style style:name="T2" style:family="text">
      <style:text-properties fo:language="es" fo:country="MX" fo:font-style="italic" style:font-style-asian="italic" style:font-style-complex="italic"/>
    </style:style>
    <style:style style:name="T3" style:family="text">
      <style:text-properties fo:language="es" fo:country="MX" fo:font-style="italic" officeooo:rsid="001b3e90" style:font-style-asian="italic" style:font-style-complex="italic"/>
    </style:style>
    <style:style style:name="T4" style:family="text">
      <style:text-properties fo:language="es" fo:country="MX" fo:font-style="italic" officeooo:rsid="0029a8a2" style:font-style-asian="italic" style:font-style-complex="italic"/>
    </style:style>
    <style:style style:name="T5" style:family="text">
      <style:text-properties fo:language="es" fo:country="MX" fo:font-style="italic" officeooo:rsid="00521c90" style:font-style-asian="italic" style:font-style-complex="italic"/>
    </style:style>
    <style:style style:name="T6" style:family="text">
      <style:text-properties fo:language="es" fo:country="MX" fo:font-style="italic" fo:font-weight="bold" officeooo:rsid="001dd6f9" style:font-style-asian="italic" style:font-weight-asian="bold" style:font-style-complex="italic" style:font-weight-complex="bold"/>
    </style:style>
    <style:style style:name="T7" style:family="text">
      <style:text-properties fo:language="es" fo:country="MX" fo:font-style="italic" fo:font-weight="normal" style:font-style-asian="italic" style:font-weight-asian="normal" style:font-style-complex="italic" style:font-weight-complex="normal"/>
    </style:style>
    <style:style style:name="T8" style:family="text">
      <style:text-properties fo:language="es" fo:country="MX" fo:font-style="italic" fo:font-weight="normal" officeooo:rsid="0042fd7e" style:font-style-asian="italic" style:font-weight-asian="normal" style:font-style-complex="italic" style:font-weight-complex="normal"/>
    </style:style>
    <style:style style:name="T9" style:family="text">
      <style:text-properties fo:language="es" fo:country="MX" fo:font-style="italic" fo:font-weight="normal" officeooo:rsid="00462490" style:font-style-asian="italic" style:font-weight-asian="normal" style:font-style-complex="italic" style:font-weight-complex="normal"/>
    </style:style>
    <style:style style:name="T10" style:family="text">
      <style:text-properties fo:language="es" fo:country="MX" fo:font-style="italic" fo:font-weight="normal" officeooo:rsid="00419166" style:font-style-asian="italic" style:font-weight-asian="normal" style:font-style-complex="italic" style:font-weight-complex="normal"/>
    </style:style>
    <style:style style:name="T11" style:family="text">
      <style:text-properties fo:language="es" fo:country="MX" fo:font-style="italic" fo:font-weight="normal" officeooo:rsid="0047b30d" style:font-style-asian="italic" style:font-weight-asian="normal" style:font-style-complex="italic" style:font-weight-complex="normal"/>
    </style:style>
    <style:style style:name="T12" style:family="text">
      <style:text-properties fo:language="es" fo:country="MX" fo:font-weight="bold" style:font-weight-asian="bold" style:font-weight-complex="bold"/>
    </style:style>
    <style:style style:name="T13" style:family="text">
      <style:text-properties fo:language="es" fo:country="MX" fo:font-weight="bold" officeooo:rsid="00395e79" style:font-weight-asian="bold" style:font-weight-complex="bold"/>
    </style:style>
    <style:style style:name="T14" style:family="text">
      <style:text-properties fo:language="es" fo:country="MX" officeooo:rsid="0016de21"/>
    </style:style>
    <style:style style:name="T15" style:family="text">
      <style:text-properties fo:language="es" fo:country="MX" officeooo:rsid="001b3e90"/>
    </style:style>
    <style:style style:name="T16" style:family="text">
      <style:text-properties fo:language="es" fo:country="MX" officeooo:rsid="0029a8a2"/>
    </style:style>
    <style:style style:name="T17" style:family="text">
      <style:text-properties fo:language="es" fo:country="MX" officeooo:rsid="002da5ad"/>
    </style:style>
    <style:style style:name="T18" style:family="text">
      <style:text-properties fo:language="es" fo:country="MX" officeooo:rsid="002eb8ba"/>
    </style:style>
    <style:style style:name="T19" style:family="text">
      <style:text-properties fo:language="es" fo:country="MX" officeooo:rsid="002fa563"/>
    </style:style>
    <style:style style:name="T20" style:family="text">
      <style:text-properties fo:language="es" fo:country="MX" officeooo:rsid="0035dd09"/>
    </style:style>
    <style:style style:name="T21" style:family="text">
      <style:text-properties fo:language="es" fo:country="MX" officeooo:rsid="00370ac9"/>
    </style:style>
    <style:style style:name="T22" style:family="text">
      <style:text-properties fo:language="es" fo:country="MX" officeooo:rsid="00395e79"/>
    </style:style>
    <style:style style:name="T23" style:family="text">
      <style:text-properties fo:language="es" fo:country="MX" officeooo:rsid="003b3b2d"/>
    </style:style>
    <style:style style:name="T24" style:family="text">
      <style:text-properties fo:language="es" fo:country="MX" fo:font-weight="normal" style:font-weight-asian="normal" style:font-weight-complex="normal"/>
    </style:style>
    <style:style style:name="T25" style:family="text">
      <style:text-properties fo:language="es" fo:country="MX" fo:font-weight="normal" officeooo:rsid="00419166" style:font-weight-asian="normal" style:font-weight-complex="normal"/>
    </style:style>
    <style:style style:name="T26" style:family="text">
      <style:text-properties fo:language="es" fo:country="MX" fo:font-weight="normal" officeooo:rsid="0042fd7e" style:font-weight-asian="normal" style:font-weight-complex="normal"/>
    </style:style>
    <style:style style:name="T27" style:family="text">
      <style:text-properties fo:language="es" fo:country="MX" fo:font-weight="normal" officeooo:rsid="00444cea" style:font-weight-asian="normal" style:font-weight-complex="normal"/>
    </style:style>
    <style:style style:name="T28" style:family="text">
      <style:text-properties fo:language="es" fo:country="MX" fo:font-weight="normal" officeooo:rsid="0044a2dc" style:font-weight-asian="normal" style:font-weight-complex="normal"/>
    </style:style>
    <style:style style:name="T29" style:family="text">
      <style:text-properties fo:language="es" fo:country="MX" fo:font-weight="normal" officeooo:rsid="00462490" style:font-weight-asian="normal" style:font-weight-complex="normal"/>
    </style:style>
    <style:style style:name="T30" style:family="text">
      <style:text-properties fo:language="es" fo:country="MX" fo:font-weight="normal" officeooo:rsid="0047b30d" style:font-weight-asian="normal" style:font-weight-complex="normal"/>
    </style:style>
    <style:style style:name="T31" style:family="text">
      <style:text-properties fo:language="es" fo:country="MX" fo:font-weight="normal" officeooo:rsid="00483f42" style:font-weight-asian="normal" style:font-weight-complex="normal"/>
    </style:style>
    <style:style style:name="T32" style:family="text">
      <style:text-properties fo:language="es" fo:country="MX" fo:font-weight="normal" officeooo:rsid="004a5d5d" style:font-weight-asian="normal" style:font-weight-complex="normal"/>
    </style:style>
    <style:style style:name="T33" style:family="text">
      <style:text-properties fo:language="es" fo:country="MX" fo:font-weight="normal" officeooo:rsid="004c05a1" style:font-weight-asian="normal" style:font-weight-complex="normal"/>
    </style:style>
    <style:style style:name="T34" style:family="text">
      <style:text-properties fo:language="es" fo:country="MX" officeooo:rsid="0044a2dc"/>
    </style:style>
    <style:style style:name="T35" style:family="text">
      <style:text-properties fo:language="es" fo:country="MX" officeooo:rsid="004a6c16"/>
    </style:style>
    <style:style style:name="T36" style:family="text">
      <style:text-properties fo:language="es" fo:country="MX" officeooo:rsid="00521c90"/>
    </style:style>
    <style:style style:name="T37" style:family="text">
      <style:text-properties fo:language="es" fo:country="MX" officeooo:rsid="0055f7aa"/>
    </style:style>
    <style:style style:name="T38" style:family="text">
      <style:text-properties fo:language="es" fo:country="MX" officeooo:rsid="005771b8"/>
    </style:style>
    <style:style style:name="T39" style:family="text">
      <style:text-properties fo:language="es" fo:country="MX" officeooo:rsid="005953ac"/>
    </style:style>
    <style:style style:name="T40" style:family="text">
      <style:text-properties fo:language="es" fo:country="MX" fo:font-style="normal" style:text-underline-style="none" fo:font-weight="normal" style:font-style-asian="normal" style:font-weight-asian="normal" style:font-style-complex="normal" style:font-weight-complex="normal"/>
    </style:style>
    <style:style style:name="T41" style:family="text">
      <style:text-properties fo:language="es" fo:country="MX" fo:font-style="normal" style:text-underline-style="none" fo:font-weight="normal" officeooo:rsid="005953ac" style:font-style-asian="normal" style:font-weight-asian="normal" style:font-style-complex="normal" style:font-weight-complex="normal"/>
    </style:style>
    <style:style style:name="T42" style:family="text">
      <style:text-properties fo:language="es" fo:country="MX" fo:font-style="normal" style:text-underline-style="none" fo:font-weight="normal" officeooo:rsid="005c4d76" style:font-style-asian="normal" style:font-weight-asian="normal" style:font-style-complex="normal" style:font-weight-complex="normal"/>
    </style:style>
    <style:style style:name="T43" style:family="text">
      <style:text-properties fo:language="es" fo:country="MX" fo:font-style="normal" style:text-underline-style="none" fo:font-weight="normal" officeooo:rsid="005d90e3" style:font-style-asian="normal" style:font-weight-asian="normal" style:font-style-complex="normal" style:font-weight-complex="normal"/>
    </style:style>
    <style:style style:name="T44" style:family="text">
      <style:text-properties fo:language="es" fo:country="MX" fo:font-style="normal" style:text-underline-style="none" fo:font-weight="normal" officeooo:rsid="005f4834" style:font-style-asian="normal" style:font-weight-asian="normal" style:font-style-complex="normal" style:font-weight-complex="normal"/>
    </style:style>
    <style:style style:name="T45" style:family="text">
      <style:text-properties fo:language="es" fo:country="MX" fo:font-style="normal" style:text-underline-style="none" fo:font-weight="bold" style:font-style-asian="normal" style:font-weight-asian="bold" style:font-style-complex="normal" style:font-weight-complex="bold"/>
    </style:style>
    <style:style style:name="T46" style:family="text">
      <style:text-properties fo:language="es" fo:country="MX" fo:font-style="normal" style:text-underline-style="none" fo:font-weight="bold" officeooo:rsid="005953ac" style:font-style-asian="normal" style:font-weight-asian="bold" style:font-style-complex="normal" style:font-weight-complex="bold"/>
    </style:style>
    <style:style style:name="T47" style:family="text">
      <style:text-properties fo:language="es" fo:country="MX" fo:font-style="normal" style:text-underline-style="none" fo:font-weight="bold" officeooo:rsid="005d90e3" style:font-style-asian="normal" style:font-weight-asian="bold" style:font-style-complex="normal" style:font-weight-complex="bold"/>
    </style:style>
    <style:style style:name="T48" style:family="text">
      <style:text-properties fo:language="es" fo:country="MX" fo:font-style="normal" style:text-underline-style="none" style:font-style-asian="normal" style:font-style-complex="normal"/>
    </style:style>
    <style:style style:name="T49" style:family="text">
      <style:text-properties fo:font-style="italic" style:font-style-asian="italic" style:font-style-complex="italic"/>
    </style:style>
    <style:style style:name="T50" style:family="text">
      <style:text-properties fo:font-style="italic" fo:font-weight="bold" officeooo:rsid="001dd6f9" style:font-style-asian="italic" style:font-weight-asian="bold" style:font-style-complex="italic" style:font-weight-complex="bold"/>
    </style:style>
    <style:style style:name="T51" style:family="text">
      <style:text-properties fo:font-style="italic" fo:font-weight="bold" officeooo:rsid="00240b24" style:font-style-asian="italic" style:font-weight-asian="bold" style:font-style-complex="italic" style:font-weight-complex="bold"/>
    </style:style>
    <style:style style:name="T52" style:family="text">
      <style:text-properties fo:font-weight="bold" style:font-weight-asian="bold" style:font-weight-complex="bold"/>
    </style:style>
    <style:style style:name="T53" style:family="text">
      <style:text-properties fo:font-weight="bold" officeooo:rsid="001dd6f9" style:font-weight-asian="bold" style:font-weight-complex="bold"/>
    </style:style>
    <style:style style:name="T54" style:family="text">
      <style:text-properties fo:font-weight="bold" officeooo:rsid="006766ee" style:font-weight-asian="bold" style:font-weight-complex="bold"/>
    </style:style>
    <style:style style:name="T55" style:family="text">
      <style:text-properties fo:font-style="normal" style:text-underline-style="none" fo:font-weight="normal" style:font-style-asian="normal" style:font-weight-asian="normal" style:font-style-complex="normal" style:font-weight-complex="normal"/>
    </style:style>
    <style:style style:name="T56" style:family="text">
      <style:text-properties fo:font-style="normal" style:text-underline-style="none" style:font-style-asian="normal" style:font-style-complex="normal"/>
    </style:style>
    <style:style style:name="T57" style:family="text">
      <style:text-properties officeooo:rsid="002da5ad"/>
    </style:style>
    <style:style style:name="T58" style:family="text">
      <style:text-properties officeooo:rsid="003c850b"/>
    </style:style>
    <style:style style:name="T59" style:family="text">
      <style:text-properties officeooo:rsid="004de4ed"/>
    </style:style>
    <style:style style:name="T60" style:family="text">
      <style:text-properties fo:language="en" fo:country="US"/>
    </style:style>
    <style:style style:name="T61" style:family="text">
      <style:text-properties fo:language="en" fo:country="US" fo:font-weight="bold" style:font-weight-asian="bold" style:font-weight-complex="bold"/>
    </style:style>
    <style:style style:name="T62" style:family="text">
      <style:text-properties fo:language="en" fo:country="US" fo:font-weight="bold" officeooo:rsid="0066af54" style:font-weight-asian="bold" style:font-weight-complex="bold"/>
    </style:style>
    <style:style style:name="T63" style:family="text">
      <style:text-properties fo:language="en" fo:country="US" fo:font-style="italic" officeooo:rsid="006766ee" style:font-style-asian="italic" style:font-style-complex="italic"/>
    </style:style>
    <style:style style:name="T64" style:family="text">
      <style:text-properties officeooo:rsid="006766ee"/>
    </style:style>
    <style:style style:name="T65"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Generado en <text:span text:style-name="T49">junta_datos.R</text:span></text:p>
      <text:p text:style-name="P13">Importa los datos y arma las bases grandes, de donde se toman todas las demás.</text:p>
      <text:p text:style-name="P8"/>
      <text:p text:style-name="P1">datos_resumidos</text:p>
      <text:p text:style-name="P4"><text:span text:style-name="T1">L</text:span>a base grande<text:span text:style-name="T1">,</text:span> con los datos<text:span text:style-name="T1"> de cada paciente por día de registro. Están resumidos, porque solo se no se toman todas las variables incluidas en la base de la DGE. Al 19 de agosto contiene más de 32 millones de observaciones. <text:s/></text:span></text:p>
      <text:p text:style-name="P15"/>
      <text:p text:style-name="P8">ultimo_completo</text:p>
      <text:p text:style-name="P15">Los datos del último día disponible, tal como están publicados en la DGE. Contiene una observación por sujeto. Se agregan las variables Nombre_Estado (estado de residencia), Abreviatura (del nombre del estado), Def (variable que in </text:p>
      <text:p text:style-name="P15"/>
      <text:p text:style-name="P8">ultimo_registro</text:p>
      <text:p text:style-name="P15">La misma que la anterior, pero filtrada a casos positivos y sospechosos. </text:p>
      <text:p text:style-name="P15"/>
      <text:p text:style-name="P15"><text:s/></text:p>
      <text:p text:style-name="P47"><text:span text:style-name="T12">Generado en</text:span><text:span text:style-name="T1"> </text:span><text:span text:style-name="T6">algunos_registros.R</text:span></text:p>
      <text:p text:style-name="P16"/>
      <text:p text:style-name="P27">Bases de datos:</text:p>
      <text:p text:style-name="P27"/>
      <text:p text:style-name="P9">reg_diarios_positivos</text:p>
      <text:p text:style-name="P5"><text:span text:style-name="T1">La base grande </text:span><text:span text:style-name="T2">datos_resumidos</text:span><text:span text:style-name="T1"> filtrada a casos con positivo confirmado.</text:span></text:p>
      <text:p text:style-name="P16"/>
      <text:p text:style-name="P9">reg_diarios_decesos</text:p>
      <text:p text:style-name="P16">La anterior filtrada a defunciones con positivo confirmado. </text:p>
      <text:p text:style-name="P16"/>
      <text:p text:style-name="P10">decesos_registrados</text:p>
      <text:p text:style-name="P6"><text:span text:style-name="T2">Decesos_contados</text:span><text:span text:style-name="T1"> es </text:span><text:span text:style-name="T14">el número de defunciones </text:span><text:span text:style-name="T1">acumuladas en el registro del día </text:span><text:span text:style-name="T2">Dia_registro </text:span><text:span text:style-name="T1">y que ocurrieron el día </text:span><text:span text:style-name="T2">FECHA_DEF</text:span><text:span text:style-name="T14">. </text:span></text:p>
      <text:p text:style-name="P14"/>
      <text:p text:style-name="P2"><text:span text:style-name="T14">c</text:span><text:span text:style-name="T1">ontados_recientes</text:span></text:p>
      <text:p text:style-name="P7"><text:span text:style-name="T1">La variable </text:span><text:span text:style-name="T2">Decesos_contados</text:span><text:span text:style-name="T1"> </text:span><text:span text:style-name="T15">es el número de </text:span><text:span text:style-name="T1">defunciones ocurridas en </text:span><text:span text:style-name="T2">FECHA_DEF</text:span><text:span text:style-name="T1"> y registradas en el último día de registro disponible.</text:span><text:span text:style-name="T15"> En </text:span><text:span text:style-name="T3">acumulados_contados</text:span><text:span text:style-name="T15"> está el acumulado de fallecimientos registrados, hasta la fecha indicada en </text:span><text:span text:style-name="T3">FECHA_DEF</text:span><text:span text:style-name="T15">. En </text:span><text:span text:style-name="T3">acumulados_anunciados</text:span><text:span text:style-name="T15"> está el numero de fallecidos anunciados en las conferencias diarias de la Secretaría de Salud. </text:span></text:p>
      <text:p text:style-name="P17"/>
      <text:p text:style-name="P11">compara_2_dias</text:p>
      <text:p text:style-name="P26">Como <text:span text:style-name="T49">contados_recientes</text:span>, pero para los <text:span text:style-name="T1">ú</text:span>ltimos dos <text:span text:style-name="T1">días</text:span>. El d<text:span text:style-name="T1">ía más reciente está en los </text:span><text:span text:style-name="T2">.x</text:span><text:span text:style-name="T1"> y el día anterior en los </text:span><text:span text:style-name="T2">.y</text:span></text:p>
      <text:p text:style-name="P18"/>
      <text:p text:style-name="P20">revisar_retrasos</text:p>
      <text:p text:style-name="P21">Por cada paciente, indica los días transcurridos entre su fallecimiento y el registro del mismo.</text:p>
      <text:p text:style-name="P21"/>
      <text:p text:style-name="P20">retrasos_estado</text:p>
      <text:p text:style-name="P22">La media y la mediana de lo que tarda, cada estado, en reportar los decesos. Gráficas en rg yrg2.</text:p>
      <text:p text:style-name="P21"/>
      <text:p text:style-name="P49">conteo_hoy</text:p>
      <text:p text:style-name="P48">Lo mismo que <text:span text:style-name="T49">revisar_retrasos</text:span>, pero solo para los decesos registrados en el <text:span text:style-name="T1">último día.</text:span></text:p>
      <text:p text:style-name="P57"/>
      <text:p text:style-name="P32"><text:soft-page-break/>Funci<text:span text:style-name="T20">ó</text:span><text:span text:style-name="T21">n</text:span></text:p>
      <text:p text:style-name="P32"/>
      <text:p text:style-name="P40">checar_retrasos(n)</text:p>
      <text:p text:style-name="P32">Genera una base de datos con el<text:span text:style-name="T1"> número </text:span>de decesos atrasados por<text:span text:style-name="T1"> más </text:span>de n <text:span text:style-name="T1">días, para</text:span> el ultimo dia de registro, por estado. </text:p>
      <text:p text:style-name="P57"/>
      <text:p text:style-name="P57"/>
      <text:p text:style-name="P23"><text:span text:style-name="T52">Generado en</text:span> <text:span text:style-name="T51">explora _base_ultima</text:span><text:span text:style-name="T50">.R</text:span></text:p>
      <text:p text:style-name="P19"/>
      <text:p text:style-name="P24"><text:span text:style-name="T53">m</text:span><text:span text:style-name="T52">unicipales</text:span></text:p>
      <text:p text:style-name="P28"><text:span text:style-name="T1">Decesos y casos confirmados positivos, acumulados por municipio. Incluye pa proporción de decesos confirmados por Covid, respecto a la mortalidad del municipio en 2018 (variable </text:span><text:span text:style-name="T2">porc_aumento</text:span><text:span text:style-name="T1">).</text:span></text:p>
      <text:p text:style-name="P62"/>
      <text:p text:style-name="P88">alto_positivo </text:p>
      <text:p text:style-name="P62">La base anterior, filtrada a municipios con más de 50 casos positivos confirmados.</text:p>
      <text:p text:style-name="P62"/>
      <text:p text:style-name="P25">Gráficas de puntos:</text:p>
      <text:p text:style-name="P25"/>
      <text:p text:style-name="P89">CFR_municipal_vs_psaumento</text:p>
      <text:p text:style-name="P29"><text:span text:style-name="T1">Gráfica de puntos de CFR vs Aumento en Mortalidad (por municipio), generada a partir de </text:span><text:span text:style-name="T2">alto_positivo</text:span><text:span text:style-name="T1">. </text:span></text:p>
      <text:p text:style-name="P25"/>
      <text:p text:style-name="P89">xmorts_DEP</text:p>
      <text:p text:style-name="P29"><text:span text:style-name="T1">La anterior </text:span><text:span text:style-name="T2">CFR_municipal_vs_psaumento </text:span><text:span text:style-name="T1">con etiquetas en municipios con valores más altos para alguna de las dos variables (muy alto CFR o muy alta mortalidad por Covid).</text:span></text:p>
      <text:p text:style-name="P25"/>
      <text:p text:style-name="P89">morts_DEP_mg</text:p>
      <text:p text:style-name="P30"><text:span text:style-name="T1">La anterior <text:s/></text:span><text:span text:style-name="T4">CFR_municipal_vs_psaumento </text:span><text:span text:style-name="T16">con etiquetas</text:span><text:span text:style-name="T1"> para los municipios más poblados del país. </text:span></text:p>
      <text:p text:style-name="P25"><text:s/></text:p>
      <text:p text:style-name="P39">pcmorts<text:span text:style-name="T19">_edos</text:span>[[k]]</text:p>
      <text:p text:style-name="P31"><text:span text:style-name="T1">La anterior <text:s/></text:span><text:span text:style-name="T4">CFR_municipal_vs_psaumento </text:span><text:span text:style-name="T16">con etiquetas</text:span><text:span text:style-name="T57"> para el estado k (clave </text:span><text:span text:style-name="T17">nu</text:span><text:span text:style-name="T18">m</text:span><text:span text:style-name="T17">érica por estado).</text:span></text:p>
      <text:p text:style-name="P64"/>
      <text:p text:style-name="P37">---------------------------------------------------------------------------</text:p>
      <text:p text:style-name="P33">Funciones para generar gr<text:span text:style-name="T1">áficas, por estado</text:span><text:span text:style-name="T23"> y municipio</text:span><text:span text:style-name="T1"> (input en clave numérica): </text:span></text:p>
      <text:p text:style-name="P65"/>
      <text:p text:style-name="P33"><text:span text:style-name="T12">estado_DEP(k)</text:span><text:span text:style-name="T1"> : defunciones confirmadas en la base de datos</text:span></text:p>
      <text:p text:style-name="P33"><text:span text:style-name="T12">estado_sintomas(k)</text:span><text:span text:style-name="T1">: pacientes con inicio de síntomas en fecha dad</text:span><text:span text:style-name="T58">a</text:span><text:span text:style-name="T1">. Se ilustra, para dichos pacientes, el número de fallecidos (no los fallecidos en esa fecha, sino de los que iniciaron síntomas en esa fecha cuántos fallecieron). </text:span></text:p>
      <text:p text:style-name="P34"><text:span text:style-name="T12">estado_</text:span><text:span text:style-name="T13">ingreso(k)</text:span><text:span text:style-name="T22">: casos confirmados positivos, por día de registro en la base de datos.</text:span></text:p>
      <text:p text:style-name="P66"/>
      <text:p text:style-name="P35"><text:span text:style-name="T13">m</text:span><text:span text:style-name="T12">unicipio_DEP, municipio_sintomas,municipio_ingreso</text:span><text:span text:style-name="T1">: análogos a los anteriores, pero para municipios. Input en clave numérica (clave estado, clave municipio).</text:span></text:p>
      <text:p text:style-name="P65"/>
      <text:p text:style-name="P37">------------------------------------------------------------------------------</text:p>
      <text:p text:style-name="P36"/>
      <text:p text:style-name="P37">Funcion<text:span text:style-name="T1">:</text:span></text:p>
      <text:p text:style-name="P67"/>
      <text:p text:style-name="P37"><text:soft-page-break/><text:span text:style-name="T52">CFR_</text:span><text:span text:style-name="T12">estados:</text:span><text:span text:style-name="T1"> para lista de estados, en clave numérica, regresa base de datos que incluye, para el estado y fecha dados, en la variable </text:span><text:span text:style-name="T2">CFR_semanal</text:span><text:span text:style-name="T1"> la proporción de fallecidos de quienes iniciaron síntomas en la fecha dada y hasta una semana antes. </text:span></text:p>
      <text:p text:style-name="P67"/>
      <text:p text:style-name="P68">Datos para CFR:</text:p>
      <text:p text:style-name="P68"/>
      <text:p text:style-name="P38"><text:span text:style-name="T12">ver_CFR:</text:span><text:span text:style-name="T1"> los datos de CFR semanal en el país. Incidentalmente, incluye también el total diario de fallecidos y casos positivos registrados. </text:span></text:p>
      <text:p text:style-name="P68"/>
      <text:p text:style-name="P41"><text:span text:style-name="T1">totales_por_estado:</text:span><text:span text:style-name="T24"> los CFR acumulados por cada estado</text:span></text:p>
      <text:p text:style-name="P68"/>
      <text:p text:style-name="P69">----------------------------------------------------------------------------------</text:p>
      <text:p text:style-name="P69"/>
      <text:p text:style-name="P70">Generados en para_tasas.R</text:p>
      <text:p text:style-name="P70"/>
      <text:p text:style-name="P90">estimación_decesos</text:p>
      <text:p text:style-name="P42"><text:span text:style-name="T31">B</text:span><text:span text:style-name="T24">ase de datos muy relevante: para cada fecha en </text:span><text:span text:style-name="T7">FECHA_DEF</text:span><text:span text:style-name="T24">, se señala en la variable </text:span><text:span text:style-name="T7">registros_dia_n </text:span><text:span text:style-name="T24">el número de decesos que han sido incorporados a la base de datos n días después de la fecha del deceso. </text:span><text:span text:style-name="T25">Cuando </text:span><text:span text:style-name="T10">n</text:span><text:span text:style-name="T8">+FECHA_DEF</text:span><text:span text:style-name="T26"> es mayor que la fecha actual (es decir, para capturas en la base de datos para días futuros) el valor se estima iterando la función agrega</text:span><text:span text:style-name="T27">_</text:span><text:span text:style-name="T26">diagonal</text:span><text:span text:style-name="T27">.</text:span><text:span text:style-name="T28"> </text:span><text:span text:style-name="T29">La estimación de decesos ocurridos en </text:span><text:span text:style-name="T9">FECHA_DEF</text:span><text:span text:style-name="T29"> se toma como el valor de registros_dia_60. Se está asumiendo que <text:s/>las capturas de decesos ocurridos más de dos meses antes serán mínimas. </text:span><text:span text:style-name="T30">A partir de ese dato se generan los acumuados_estimados por fecha, la tasa semanal de aumento, la tasa promediada a cuatro días, esa misma tasa a cuatro días (</text:span><text:span text:style-name="T11">tasa_4_dias</text:span><text:span text:style-name="T30">) bajo una función para suavizar promediando valores vecinos (</text:span><text:span text:style-name="T11">tasuave</text:span><text:span text:style-name="T30">), y en </text:span><text:span text:style-name="T11">suave_duplex</text:span><text:span text:style-name="T30"> la tasa <text:s/>de duplicación de eventos fatales (esencialmente el recíproco de </text:span><text:span text:style-name="T11">tasuave</text:span><text:span text:style-name="T30">). </text:span></text:p>
      <text:p text:style-name="P93"/>
      <text:p text:style-name="P43"><text:span text:style-name="T34">a</text:span><text:span text:style-name="T1">grega_diagonal</text:span><text:span text:style-name="T35">(datos,eles, inicio)</text:span></text:p>
      <text:p text:style-name="P43"><text:span text:style-name="T24">función clave, con la que se generan las estimaciones de registros para días posteriores. Se base en una regresión, hecha a partir de la forma en que se han ido llenando los registros históricos. </text:span><text:span text:style-name="T32">Se da más peso a la forma de ir registrando en semanas recientes. Se da peso también al día de la semana de que se trate (para un llenado en martes, se considera que será más similar a los de otros martes, por decir).</text:span></text:p>
      <text:p text:style-name="P71"/>
      <text:p text:style-name="P44"><text:span text:style-name="T32">v</text:span><text:span text:style-name="T24">ariables de entrada:</text:span></text:p>
      <text:p text:style-name="P44"><text:span text:style-name="T32">d</text:span><text:span text:style-name="T24">atos: la base que se va a modificar</text:span></text:p>
      <text:p text:style-name="P73">inicio: la primera columna que se va a modificar </text:p>
      <text:p text:style-name="P73">eles: el número de días anteriores a tomar en cuenta en la modificación </text:p>
      <text:p text:style-name="P72"/>
      <text:p text:style-name="P44"><text:span text:style-name="T32">e</text:span><text:span text:style-name="T24">n el caso de </text:span><text:span text:style-name="T7">estimacion_decesos </text:span><text:span text:style-name="T24">el</text:span><text:span text:style-name="T33"> valor de el</text:span><text:span text:style-name="T24">es </text:span><text:span text:style-name="T33">que se captura </text:span><text:span text:style-name="T24">depende de la media y el valor esperado en los tiempos de registro. </text:span></text:p>
      <text:p text:style-name="P73"/>
      <text:p text:style-name="P73"/>
      <text:p text:style-name="P58">Generado en armar_por_estados</text:p>
      <text:p text:style-name="P58"/>
      <text:p text:style-name="P45"><text:span text:style-name="T1">estimacion_decesos_estados</text:span><text:span text:style-name="T59">[[m]]</text:span></text:p>
      <text:p text:style-name="P74">Lo mismo que estimacion_decesos, para el estado m (donde m es la abreviatura).</text:p>
      <text:p text:style-name="P74"/>
      <text:p text:style-name="P53">juntos_estados </text:p>
      <text:p text:style-name="P50">Contiene los datos finales de <text:span text:style-name="T49">estimacion_decesos_estados[[m]]</text:span><text:span text:style-name="T36"> y </text:span><text:span text:style-name="T5">estimacion_decesos</text:span>, para todos los estados<text:span text:style-name="T36"> y el nacional</text:span>. Los acumulados, las tasas de crecimiento y tiempos de duplicaci<text:span text:style-name="T1">ón. </text:span></text:p>
      <text:p text:style-name="P75"><text:soft-page-break/>Tiene además, la variable per_capita con el número de decesos por mil habitantes, para cada estado (acumulados por fecha).</text:p>
      <text:p text:style-name="P75"/>
      <text:p text:style-name="P91">estos_ultimos</text:p>
      <text:p text:style-name="P51"><text:span text:style-name="T1">Filtración del anterior </text:span><text:span text:style-name="T2">juntos_estados</text:span><text:span text:style-name="T1">, para la última </text:span><text:span text:style-name="T2">FECHA_DEF</text:span><text:span text:style-name="T1"> considerada para las estimaciones (cinco días antes de la fecha </text:span><text:span text:style-name="T37">presente</text:span><text:span text:style-name="T1">).</text:span></text:p>
      <text:p text:style-name="P76"/>
      <text:p text:style-name="P76"/>
      <text:p text:style-name="P59">Generado en hacer_grafiquitas.R</text:p>
      <text:p text:style-name="P77"/>
      <text:p text:style-name="P77">Como el nombre sugiere, se trata sobre todo de gráficas. </text:p>
      <text:p text:style-name="P77"/>
      <text:p text:style-name="P78">Líneas de comportamiento general:</text:p>
      <text:p text:style-name="P78"/>
      <text:p text:style-name="P52"><text:span text:style-name="T12">compara_acumulados:</text:span><text:span text:style-name="T1"> </text:span><text:span text:style-name="T38">ilustra diferencia de registros en la base de datos, con respecto a lo anunciado en las conferencias.</text:span><text:span text:style-name="T39"> Es una scatter plot, unida por líneas, de las parejas (acumulados registrados en día x,acumulados anunciados en día x).</text:span></text:p>
      <text:p text:style-name="P77"/>
      <text:p text:style-name="P54"><text:span text:style-name="T46">acumulados_dos_conteos:</text:span><text:span text:style-name="T41"> misma información que la gráfica anterior compara_acumulados, pero mostrada en dos series de tiempo: una para los acumulados según la base de la DGE, otro para los acumulados según las conferencias. </text:span></text:p>
      <text:p text:style-name="P79"/>
      <text:p text:style-name="P55"><text:span text:style-name="T46">a</text:span><text:span text:style-name="T45">cumulados_tres_conteos:</text:span><text:span text:style-name="T40"> la anterior, con los acumulados estimados agregados. </text:span></text:p>
      <text:p text:style-name="P80"/>
      <text:p text:style-name="P55"><text:span text:style-name="T45">los_del_dia:</text:span><text:span text:style-name="T40"> muestra cómo se reparten en el tiempo, por la fecha real en que ocurrieron, los decesos anunciados en la última conferencia.</text:span></text:p>
      <text:p text:style-name="P80"/>
      <text:p text:style-name="P55"><text:span text:style-name="T45">los_del_dia_</text:span><text:span text:style-name="T40">: lo mismo que el anterior, pero restringido a los </text:span><text:span text:style-name="T42">decesos acaecidos en los S</text:span><text:span text:style-name="T40">últimos 35 días.</text:span></text:p>
      <text:p text:style-name="P80"/>
      <text:p text:style-name="P56"><text:span text:style-name="T45">las_tasas_4dias</text:span><text:span text:style-name="T40">: línea de tiempo de la tasa de crecimiento en cuatro días de los decesos acumulados.</text:span></text:p>
      <text:p text:style-name="P81"/>
      <text:p text:style-name="P56"><text:span text:style-name="T47">duplicacion:</text:span><text:span text:style-name="T43"> el recíproco de la tasa anterior, suavizada promediando vecinos. </text:span><text:span text:style-name="T44">Para una fecha dada, corresponde al tiempo en días que tomaría duplicar los decesos acumulados, suponiendo que se mantuviera la tasa de crecimiento de los últimos cuatro días. </text:span><text:span text:style-name="T40"><text:s/></text:span></text:p>
      <text:p text:style-name="P80"/>
      <text:p text:style-name="P78">Fotografías del último registro:</text:p>
      <text:p text:style-name="P80"/>
      <text:p text:style-name="P3"><text:span text:style-name="T48">pc_vs_tasuave: </text:span><text:span text:style-name="T40">scatterplot en que para cada estado se muestra la pareja (mortalidad por Covid por mil habitantes, ). Con etiquetas de todos los estados.</text:span></text:p>
      <text:p text:style-name="P78"/>
      <text:p text:style-name="P46"><text:span text:style-name="T56">por_dia_ponderado[[m]]:</text:span><text:span text:style-name="T55"> <text:s/>para el estado con abreviatura m, </text:span><text:span text:style-name="T40">los decesos por día (gráfica suavizada tomando promedios de vecinos con algún peso). </text:span></text:p>
      <text:p text:style-name="P82"/>
      <text:p text:style-name="P87"><text:span text:style-name="T52">diarios_todos:</text:span> decesos por día, suavizado por promedio en días vecinos y basado en las estimaciones de <text:span text:style-name="T49">estimacion_decesos</text:span>.</text:p>
      <text:p text:style-name="P83"/>
      <text:p text:style-name="P61">Funciones que generan gráficas por estado o para conjuntos de estados:</text:p>
      <text:p text:style-name="P83"/>
      <text:p text:style-name="P94">las siguientes funciones tienen como dominio conjuntos de listas de abreviaturas de estados.</text:p>
      <text:p text:style-name="P85"><text:soft-page-break/><text:span text:style-name="T52">tasuave(</text:span><text:span text:style-name="T62"> <text:s/></text:span><text:span text:style-name="T52">):</text:span> gráfica de tasas de crecimiento a cuatro días, suavizada ponderando promedios <text:s/>vecinos, para la lista de estados.</text:p>
      <text:p text:style-name="P84"/>
      <text:p text:style-name="P86"><text:span text:style-name="T52">duplicaciones</text:span><text:span text:style-name="T61">( <text:s/>)</text:span><text:span text:style-name="T52">:</text:span> el recíproco del anterior: estimación del tiempo que tomaría duplicar los decesos, de seguir el crecimiento actual<text:span text:style-name="T60">, para cada uno de los estados de la lista</text:span>. <text:s text:c="2"/></text:p>
      <text:p text:style-name="P83"/>
      <text:p text:style-name="P94"><text:span text:style-name="T52">totales(), totales_log()</text:span>: acumulados de los estados de la lista, en escala lineal y logar<text:span text:style-name="T1">ítmica.</text:span></text:p>
      <text:p text:style-name="P94"><text:span text:style-name="T1"/></text:p>
      <text:p text:style-name="P94"><text:s/></text:p>
      <text:p text:style-name="P83"><text:span text:style-name="T52">diarios_n_estados</text:span><text:span text:style-name="T54">:</text:span><text:span text:style-name="T64"> decesos diarios para cada uno de los estados de la lista. Como en los anteriores, datostomados de </text:span><text:span text:style-name="T63">estimacion_decesos_estados</text:span></text:p>
      <text:p text:style-name="P83"><text:span text:style-name="T63"/></text:p>
      <text:p text:style-name="P60"><text:span text:style-name="T64">G</text:span>enerado en mas_graficas</text:p>
      <text:p text:style-name="P60"/>
      <text:p text:style-name="P92">CFR_pais: <text:span text:style-name="T65">visualización del CFR semanal del país, comparado con el mundial.</text:span></text:p>
      <text:p text:style-name="P92"><text:span text:style-name="T65"/></text:p>
      <text:p text:style-name="P92">compara_CFR_estados():<text:span text:style-name="T65"> función que genera gráficas de la evolución del CFR semanal para los estados de la lista. Input en clave numérica de entidad.</text:span></text:p>
      <text:p text:style-name="P92"><text:span text:style-name="T65"/></text:p>
      <text:p text:style-name="P92"><text:span text:style-name="T6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20T13:00:15.371000000</meta:creation-date>
    <dc:date>2020-08-24T22:54:27.218000000</dc:date>
    <meta:editing-duration>PT12H47M23S</meta:editing-duration>
    <meta:editing-cycles>74</meta:editing-cycles>
    <meta:generator>LibreOffice/6.3.0.4$Windows_X86_64 LibreOffice_project/057fc023c990d676a43019934386b85b21a9ee99</meta:generator>
    <meta:document-statistic meta:table-count="0" meta:image-count="0" meta:object-count="0" meta:page-count="5" meta:paragraph-count="100" meta:word-count="1355" meta:character-count="9219" meta:non-whitespace-character-count="7920"/>
  </office:meta>
</office:document-meta>
</file>